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30%" fo:text-align="center" style:justify-single-word="false"/>
      <style:text-properties fo:color="#000000" fo:font-size="21pt" fo:font-weight="normal" officeooo:rsid="000ca37d" officeooo:paragraph-rsid="001c4416" style:font-size-asian="21pt" style:font-weight-asian="normal" style:font-size-complex="21pt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rsid="000ca37d" officeooo:paragraph-rsid="001c4416"/>
    </style:style>
    <style:style style:name="P3" style:family="paragraph" style:parent-style-name="Standard">
      <style:paragraph-properties fo:line-height="130%" fo:text-align="center" style:justify-single-word="false"/>
      <style:text-properties fo:font-size="21pt" officeooo:rsid="000ca37d" officeooo:paragraph-rsid="001c4416" style:font-size-asian="21pt" style:font-size-complex="2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officeooo:rsid="000ca37d" officeooo:paragraph-rsid="001c4416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1c4416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officeooo:rsid="001c4416" style:font-size-asian="28pt" style:font-size-complex="28pt"/>
    </style:style>
    <style:style style:name="gr1" style:family="graphic">
      <style:graphic-properties draw:stroke="none" svg:stroke-color="#000000" draw:fill="none" draw:fill-color="#ffffff" fo:min-height="2.7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2.011cm" fo:min-width="0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3.911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Terra Fértil</text:span><text:tab/><text:tab/>Ministério Além do Véu<text:tab/><text:tab/> <text:span text:style-name="T3">[ </text:span><text:span text:style-name="T4">07</text:span><text:span text:style-name="T3"> ]</text:span></text:p>
      <text:p text:style-name="P2"/>
      <text:p text:style-name="P3">Eu quero entrar, nos átrios do pai</text:p>
      <text:p text:style-name="P3">E regozijar-me em Tua presença</text:p>
      <text:p text:style-name="P3">E ali me prostrarei com toda reverência</text:p>
      <text:p text:style-name="P3">E entregarei minha humilde oferta</text:p>
      <text:p text:style-name="P3">Meu coração minha vida, meu ser, te entregarei</text:p>
      <text:p text:style-name="P3"/>
      <text:p text:style-name="P3">Colher o que há de bom em Tua palavra</text:p>
      <text:p text:style-name="P3">E descansar em Teus braços de amor</text:p>
      <text:p text:style-name="P3">Quero Teu arado, preparando a minha vida</text:p>
      <text:p text:style-name="P3">Devolva com vontade o mais profundo de mim</text:p>
      <text:p text:style-name="P3">Tire as pedras e os espinhos, terra fértil quero ser</text:p>
      <text:p text:style-name="P3"/>
      <text:p text:style-name="P3"><draw:custom-shape text:anchor-type="paragraph" draw:z-index="2" draw:style-name="gr3" draw:text-style-name="P7" svg:width="0.279cm" svg:height="3.911cm" svg:x="2.286cm" svg:y="-0.028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0" draw:style-name="gr1" draw:text-style-name="P6" svg:width="0.78cm" svg:height="2.775cm" svg:x="1.506cm" svg:y="0.684cm"><draw:text-box><text:p text:style-name="P5">2x</text:p><text:p text:style-name="P5">F</text:p><text:p text:style-name="P5">I</text:p><text:p text:style-name="P5">N</text:p><text:p text:style-name="P5">A</text:p><text:p text:style-name="P5">L</text:p></draw:text-box></draw:frame>Pra Teu louvor, faz-me Senhor</text:p>
      <text:p text:style-name="P3">Eu quero ser usado sem medida</text:p>
      <text:p text:style-name="P3"><draw:custom-shape text:anchor-type="paragraph" draw:z-index="1" draw:style-name="gr2" draw:text-style-name="P7" svg:width="0.16cm" svg:height="2.01cm" svg:x="14.55cm" svg:y="-0.11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Prepara-me Senhor, capacita-me Senhor</text:p>
      <text:p text:style-name="P3">Te entrego a direção da minha vida</text:p>
      <text:p text:style-name="P3"/>
      <text:p text:style-name="P3">Sou tão dependente desse Teu amor</text:p>
      <text:p text:style-name="P3">Uma pequena gota, em Teu grande mar</text:p>
      <text:p text:style-name="P3">Move as Tuas águas, enche-me de Ti</text:p>
      <text:p text:style-name="P1">Eu quero Senhor transbord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4T12:37:34.534875766</dc:date>
    <meta:editing-duration>PT25M1S</meta:editing-duration>
    <meta:editing-cycles>16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19" meta:word-count="128" meta:character-count="690" meta:non-whitespace-character-count="578"/>
  </office:meta>
</office:document-meta>
</file>